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219cm"/>
    </style:style>
    <style:style style:name="gr4" style:family="graphic" style:parent-style-name="standard">
      <style:graphic-properties draw:stroke="none" draw:fill="none" fo:min-height="1.2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fo:min-height="0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297cm"/>
    </style:style>
    <style:style style:name="gr9" style:family="graphic" style:parent-style-name="standard">
      <style:graphic-properties draw:stroke="none" draw:fill="none" fo:min-height="0.7cm"/>
    </style:style>
    <style:style style:name="gr10" style:family="graphic" style:parent-style-name="standard">
      <style:graphic-properties draw:stroke="none" draw:fill="none" fo:min-height="0.457cm"/>
    </style:style>
    <style:style style:name="gr11" style:family="graphic" style:parent-style-name="standard">
      <style:graphic-properties draw:stroke="none" draw:fill="none" fo:min-height="0.163cm"/>
    </style:style>
    <style:style style:name="gr12" style:family="graphic" style:parent-style-name="standard">
      <style:graphic-properties draw:stroke="none" draw:fill="none" fo:min-height="0.112cm"/>
    </style:style>
    <style:style style:name="gr13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0.507cm"/>
    </style:style>
    <style:style style:name="gr15" style:family="graphic" style:parent-style-name="standard">
      <style:graphic-properties draw:stroke="none" draw:fill="none" fo:min-height="1.119cm"/>
    </style:style>
    <style:style style:name="gr16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303cm"/>
    </style:style>
    <style:style style:name="gr19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draw:fill="none" fo:min-height="1.703cm"/>
    </style:style>
    <style:style style:name="gr21" style:family="graphic" style:parent-style-name="standard">
      <style:graphic-properties draw:stroke="none" draw:fill="none" fo:min-height="0.201cm"/>
    </style:style>
    <style:style style:name="gr22" style:family="graphic" style:parent-style-name="standard">
      <style:graphic-properties draw:stroke="none" draw:fill="none" fo:min-height="0.306cm"/>
    </style:style>
    <style:style style:name="gr23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fill="solid" draw:fill-color="#e6e6ff" draw:textarea-vertical-align="middle" draw:auto-grow-height="false" fo:min-height="0.749cm" fo:min-width="0.499cm" fo:wrap-option="wrap"/>
    </style:style>
    <style:style style:name="gr27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c5000b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color="#000000"/>
    </style:style>
    <style:style style:name="P6" style:family="paragraph"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color="#0000ff"/>
    </style:style>
    <style:style style:name="T2" style:family="text">
      <style:text-properties fo:color="#c5000b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21.938cm" svg:height="14.532cm" svg:x="4.202cm" svg:y="2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2.703cm" svg:height="4.131cm" svg:x="13.297cm" svg:y="2.997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frame draw:style-name="gr3" draw:text-style-name="P2" draw:layer="layout" svg:width="3.729cm" svg:height="0.962cm" svg:x="4.687cm" svg:y="16.218cm">
          <draw:text-box>
            <text:p><text:span text:style-name="T1">wb_timer.v</text:span></text:p>
          </draw:text-box>
        </draw:frame>
        <draw:custom-shape draw:style-name="gr2" draw:text-style-name="P1" draw:layer="layout" svg:width="1.51cm" svg:height="1.668cm" svg:x="21.94cm" svg:y="3.60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20.13cm" svg:y="3.519cm">
          <draw:text-box>
            <text:p><text:span text:style-name="T2">wb_stb_i</text:span></text:p>
            <text:p><text:span text:style-name="T2">wb_cyc_i</text:span></text:p>
            <text:p><text:span text:style-name="T3">ack</text:span></text:p>
          </draw:text-box>
        </draw:frame>
        <draw:line draw:style-name="gr5" draw:text-style-name="P1" draw:layer="layout" svg:x1="20.14cm" svg:y1="4.065cm" svg:x2="21.94cm" svg:y2="4.065cm">
          <text:p/>
        </draw:line>
        <draw:line draw:style-name="gr5" draw:text-style-name="P1" draw:layer="layout" svg:x1="20.139cm" svg:y1="4.464cm" svg:x2="21.939cm" svg:y2="4.464cm">
          <text:p/>
        </draw:line>
        <draw:line draw:style-name="gr5" draw:text-style-name="P1" draw:layer="layout" svg:x1="20.139cm" svg:y1="4.864cm" svg:x2="21.939cm" svg:y2="4.864cm">
          <text:p/>
        </draw:line>
        <draw:frame draw:style-name="gr6" draw:text-style-name="P3" draw:layer="layout" svg:width="2.534cm" svg:height="0.645cm" svg:x="23.341cm" svg:y="3.906cm">
          <draw:text-box>
            <text:p><text:span text:style-name="T2">wb_ack_o</text:span></text:p>
          </draw:text-box>
        </draw:frame>
        <draw:line draw:style-name="gr5" draw:text-style-name="P1" draw:layer="layout" svg:x1="23.438cm" svg:y1="4.463cm" svg:x2="25.238cm" svg:y2="4.463cm">
          <text:p/>
        </draw:line>
        <draw:custom-shape draw:style-name="gr7" draw:text-style-name="P4" xml:id="id26" draw:id="id26" draw:layer="layout" svg:width="4.274cm" svg:height="0.637cm" svg:x="14.071cm" svg:y="12.063cm">
          <text:p text:style-name="P1"><text:span text:style-name="T4">counter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51cm" svg:height="1.668cm" svg:x="6.523cm" svg:y="3.62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4.713cm" svg:y="3.534cm">
          <draw:text-box>
            <text:p><text:span text:style-name="T2">wb_stb_i</text:span></text:p>
            <text:p><text:span text:style-name="T2">wb_cyc_i</text:span></text:p>
            <text:p><text:span text:style-name="T2">wb_we_i</text:span></text:p>
          </draw:text-box>
        </draw:frame>
        <draw:line draw:style-name="gr5" draw:text-style-name="P1" draw:layer="layout" svg:x1="4.723cm" svg:y1="4.08cm" svg:x2="6.523cm" svg:y2="4.08cm">
          <text:p/>
        </draw:line>
        <draw:line draw:style-name="gr5" draw:text-style-name="P1" draw:layer="layout" svg:x1="4.722cm" svg:y1="4.479cm" svg:x2="6.522cm" svg:y2="4.479cm">
          <text:p/>
        </draw:line>
        <draw:line draw:style-name="gr5" draw:text-style-name="P1" draw:layer="layout" svg:x1="4.722cm" svg:y1="4.879cm" svg:x2="6.522cm" svg:y2="4.879cm">
          <text:p/>
        </draw:line>
        <draw:frame draw:style-name="gr8" draw:text-style-name="P5" draw:layer="layout" svg:width="1.664cm" svg:height="0.645cm" svg:x="8.339cm" svg:y="3.896cm">
          <draw:text-box>
            <text:p><text:span text:style-name="T5">wb_wr</text:span></text:p>
          </draw:text-box>
        </draw:frame>
        <draw:frame draw:style-name="gr9" xml:id="id7" draw:id="id7" draw:layer="layout" svg:width="2.601cm" svg:height="0.95cm" svg:x="4.672cm" svg:y="2.651cm">
          <draw:text-box>
            <text:p><text:span text:style-name="T2">wb_dat_i[7:0]</text:span></text:p>
          </draw:text-box>
        </draw:frame>
        <draw:custom-shape draw:style-name="gr2" draw:text-style-name="P1" xml:id="id1" draw:id="id1" draw:layer="layout" svg:width="4.519cm" svg:height="1.025cm" draw:transform="rotate (1.5707963267949) translate (11.963cm 12.936cm)">
          <draw:glue-point draw:id="8" svg:x="5.053cm" svg:y="3.422cm"/>
          <draw:glue-point draw:id="9" svg:x="5.053cm" svg:y="-3.246cm"/>
          <text:p/>
          <draw:enhanced-geometry svg:viewBox="0 0 21600 21600" draw:mirror-horizontal="true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0" draw:text-style-name="P3" draw:layer="layout" svg:width="2.708cm" svg:height="0.707cm" svg:x="4.805cm" svg:y="11.318cm">
          <draw:text-box>
            <text:p><text:span text:style-name="T2">wb_dat_o[7:0]</text:span></text:p>
          </draw:text-box>
        </draw:frame>
        <draw:frame draw:style-name="gr11" draw:text-style-name="P3" xml:id="id5" draw:id="id5" draw:layer="layout" svg:width="2.779cm" svg:height="0.645cm" svg:x="4.371cm" svg:y="7.588cm">
          <draw:text-box>
            <text:p><text:span text:style-name="T2">wb_adr_i[5:3]</text:span></text:p>
          </draw:text-box>
        </draw:frame>
        <draw:frame draw:style-name="gr12" xml:id="id20" draw:id="id20" draw:layer="layout" svg:width="0.698cm" svg:height="0.645cm" svg:x="12.292cm" svg:y="9.506cm">
          <draw:text-box>
            <text:p><text:span text:style-name="T3">1</text:span></text:p>
          </draw:text-box>
        </draw:frame>
        <draw:custom-shape draw:style-name="gr2" draw:text-style-name="P1" xml:id="id2" draw:id="id2" draw:layer="layout" svg:width="2.703cm" svg:height="4.131cm" svg:x="7.319cm" svg:y="9.838cm">
          <draw:glue-point draw:id="4" svg:x="5.001cm" svg:y="-2.989cm"/>
          <draw:glue-point draw:id="5" svg:x="5.001cm" svg:y="3.035cm"/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967cm" svg:y1="10.679cm" svg:x2="10.021cm" svg:y2="10.669cm" draw:start-shape="id1" draw:start-glue-point="6" draw:end-shape="id2" draw:end-glue-point="4" svg:d="m11967 10679h-974v-10h-972">
          <text:p/>
        </draw:connector>
        <draw:frame draw:style-name="gr14" draw:text-style-name="P6" draw:layer="layout" svg:width="0.951cm" svg:height="1.979cm" svg:x="9.071cm" svg:y="10.362cm">
          <draw:text-box>
            <text:p><text:span text:style-name="T6">D</text:span></text:p>
            <text:p><text:span text:style-name="T6"/></text:p>
            <text:p><text:span text:style-name="T6"/></text:p>
            <text:p><text:span text:style-name="T6">ce</text:span></text:p>
          </draw:text-box>
        </draw:frame>
        <draw:frame draw:style-name="gr15" draw:text-style-name="P7" draw:layer="layout" svg:width="0.951cm" svg:height="1.369cm" svg:x="9.482cm" svg:y="13.106cm">
          <draw:text-box>
            <text:p><text:span text:style-name="T7">&lt;</text:span></text:p>
          </draw:text-box>
        </draw:frame>
        <draw:custom-shape draw:style-name="gr2" draw:text-style-name="P1" xml:id="id4" draw:id="id4" draw:layer="layout" svg:width="1.51cm" svg:height="1.668cm" svg:x="14.251cm" svg:y="13.464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15.571cm" svg:y="13.378cm">
          <draw:text-box>
            <text:p><text:span text:style-name="T2"><text:s/></text:span><text:span text:style-name="T2">wb_stb_i</text:span></text:p>
            <text:p><text:span text:style-name="T2"><text:s/></text:span><text:span text:style-name="T2">wb_cyc_i</text:span></text:p>
            <text:p><text:span text:style-name="T2">~wb_we_i</text:span></text:p>
          </draw:text-box>
        </draw:frame>
        <draw:line draw:style-name="gr5" draw:text-style-name="P1" draw:layer="layout" svg:x1="15.776cm" svg:y1="13.897cm" svg:x2="17.576cm" svg:y2="13.897cm">
          <text:p/>
        </draw:line>
        <draw:line draw:style-name="gr5" draw:text-style-name="P1" draw:layer="layout" svg:x1="15.764cm" svg:y1="14.323cm" svg:x2="17.564cm" svg:y2="14.323cm">
          <text:p/>
        </draw:line>
        <draw:line draw:style-name="gr5" draw:text-style-name="P1" draw:layer="layout" svg:x1="15.776cm" svg:y1="14.723cm" svg:x2="17.576cm" svg:y2="14.723cm">
          <text:p/>
        </draw:line>
        <draw:frame draw:style-name="gr8" draw:text-style-name="P5" draw:layer="layout" svg:width="1.612cm" svg:height="0.645cm" svg:x="12.807cm" svg:y="13.744cm">
          <draw:text-box>
            <text:p><text:span text:style-name="T5">wb_rd</text:span></text:p>
          </draw:text-box>
        </draw:frame>
        <draw:connector draw:style-name="gr13" draw:text-style-name="P1" draw:layer="layout" svg:x1="11.205cm" svg:y1="14.68cm" svg:x2="10.022cm" svg:y2="11.903cm" draw:start-shape="id3" draw:start-glue-point="7" draw:end-shape="id2" draw:end-glue-point="1" svg:d="m11205 14680h-593v-2777h-590">
          <text:p/>
        </draw:connector>
        <draw:custom-shape draw:style-name="gr2" draw:text-style-name="P1" xml:id="id3" draw:id="id3" draw:layer="layout" svg:width="1.51cm" svg:height="1.668cm" svg:x="11.204cm" svg:y="13.846cm">
          <draw:glue-point draw:id="8" svg:x="5.006cm" svg:y="-2.308cm"/>
          <draw:glue-point draw:id="9" svg:x="5.006cm" svg:y="2.494cm"/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16" draw:text-style-name="P1" draw:layer="layout" svg:x1="14.252cm" svg:y1="14.298cm" svg:x2="12.714cm" svg:y2="14.296cm" draw:start-shape="id4" draw:start-glue-point="7" draw:end-shape="id3" draw:end-glue-point="8" svg:d="m14252 14298h-770v-2h-768">
          <text:p/>
        </draw:connector>
        <draw:connector draw:style-name="gr17" draw:text-style-name="P1" draw:layer="layout" svg:x1="12.714cm" svg:y1="15.095cm" svg:x2="14.251cm" svg:y2="15.098cm" draw:start-shape="id3" draw:start-glue-point="9" svg:d="m12714 15095h1019v3h518">
          <text:p/>
        </draw:connector>
        <draw:frame draw:style-name="gr18" draw:text-style-name="P5" draw:layer="layout" svg:width="1.27cm" svg:height="0.645cm" svg:x="12.833cm" svg:y="14.594cm">
          <draw:text-box>
            <text:p><text:span text:style-name="T5">~ack</text:span></text:p>
          </draw:text-box>
        </draw:frame>
        <draw:connector draw:style-name="gr17" draw:text-style-name="P1" xml:id="id33" draw:id="id33" draw:layer="layout" svg:x1="7.15cm" svg:y1="7.91cm" svg:x2="12.48cm" svg:y2="8.871cm" draw:start-shape="id5" draw:start-glue-point="1" draw:end-shape="id1" draw:end-glue-point="5" svg:d="m7150 7910h5330v961">
          <text:p/>
        </draw:connector>
        <draw:connector draw:style-name="gr19" draw:text-style-name="P1" draw:layer="layout" svg:x1="8.033cm" svg:y1="4.455cm" svg:x2="10.039cm" svg:y2="4.444cm" draw:start-shape="id6" draw:start-glue-point="7" svg:d="m8033 4455h1254v-11h752">
          <text:p/>
        </draw:connector>
        <draw:connector draw:style-name="gr17" draw:text-style-name="P1" draw:layer="layout" draw:line-skew="0.062cm" svg:x1="8.511cm" svg:y1="5.475cm" svg:x2="10.048cm" svg:y2="5.478cm" svg:d="m8511 5475h831v3h706">
          <text:p/>
        </draw:connector>
        <draw:frame draw:style-name="gr18" draw:text-style-name="P5" draw:layer="layout" svg:width="1.27cm" svg:height="0.645cm" svg:x="8.36cm" svg:y="4.98cm">
          <draw:text-box>
            <text:p><text:span text:style-name="T5">~ack</text:span></text:p>
          </draw:text-box>
        </draw:frame>
        <draw:frame draw:style-name="gr20" draw:text-style-name="P6" draw:layer="layout" svg:width="0.951cm" svg:height="1.979cm" svg:x="13.221cm" svg:y="3.471cm">
          <draw:text-box>
            <text:p><text:span text:style-name="T6">D</text:span></text:p>
            <text:p><text:span text:style-name="T6"/></text:p>
            <text:p><text:span text:style-name="T6"/></text:p>
            <text:p><text:span text:style-name="T6">ce</text:span></text:p>
          </draw:text-box>
        </draw:frame>
        <draw:connector draw:style-name="gr17" draw:text-style-name="P1" draw:layer="layout" svg:x1="7.273cm" svg:y1="3.126cm" svg:x2="13.302cm" svg:y2="3.829cm" draw:start-shape="id7" draw:start-glue-point="1" draw:end-shape="id8" draw:end-glue-point="4" svg:d="m7273 3126h3013v703h3016">
          <text:p/>
        </draw:connector>
        <draw:frame draw:style-name="gr21" draw:text-style-name="P7" draw:layer="layout" svg:width="0.951cm" svg:height="0.839cm" svg:x="13.045cm" svg:y="6.286cm">
          <draw:text-box>
            <text:p><text:span text:style-name="T7">&gt;</text:span></text:p>
          </draw:text-box>
        </draw:frame>
        <draw:frame draw:style-name="gr22" draw:text-style-name="P6" draw:layer="layout" svg:width="0.951cm" svg:height="0.683cm" svg:x="14.767cm" svg:y="4.733cm">
          <draw:text-box>
            <text:p><text:span text:style-name="T6">Q</text:span></text:p>
          </draw:text-box>
        </draw:frame>
        <draw:line draw:style-name="gr23" draw:text-style-name="P1" draw:layer="layout" svg:x1="7.345cm" svg:y1="11.948cm" svg:x2="4.779cm" svg:y2="11.948cm">
          <text:p/>
        </draw:line>
        <draw:custom-shape draw:style-name="gr24" draw:text-style-name="P1" xml:id="id10" draw:id="id10" draw:layer="layout" svg:width="1.468cm" svg:height="2.096cm" svg:x="10.043cm" svg:y="4.00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5" draw:text-style-name="P1" draw:layer="layout" svg:x1="26.14cm" svg:y1="10.064cm" svg:x2="26.14cm" svg:y2="10.064cm" draw:start-shape="id9" draw:end-shape="id9" svg:d="">
          <text:p/>
        </draw:connector>
        <draw:connector draw:style-name="gr17" draw:text-style-name="P1" draw:layer="layout" svg:x1="11.511cm" svg:y1="5.053cm" svg:x2="13.3cm" svg:y2="5.062cm" draw:start-shape="id10" draw:start-glue-point="7" draw:end-shape="id8" svg:d="m11511 5053h895v9h894">
          <text:p/>
        </draw:connector>
        <draw:custom-shape draw:style-name="gr2" draw:text-style-name="P1" xml:id="id11" draw:id="id11" draw:layer="layout" svg:width="1.082cm" svg:height="1.061cm" svg:x="20.783cm" svg:y="13.573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13" draw:id="id13" draw:layer="layout" svg:width="1.082cm" svg:height="1.061cm" svg:x="20.783cm" svg:y="14.754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6" draw:text-style-name="P1" xml:id="id12" draw:id="id12" draw:layer="layout" svg:width="1.468cm" svg:height="1.336cm" svg:x="22.545cm" svg:y="14.015cm">
          <draw:glue-point draw:id="8" svg:x="-3.576cm" svg:y="-2.634cm"/>
          <draw:glue-point draw:id="9" svg:x="-3.746cm" svg:y="3.053cm"/>
          <text:p/>
          <draw:enhanced-geometry svg:viewBox="0 0 21600 21600" draw:mirror-horizontal="true" draw:glue-points="21600 0 0 10800 21600 21600 ?f0 10800" draw:text-areas="?f1 ?f10 21600 ?f11" draw:type="moon" draw:modifiers="18100.476514635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25" draw:text-style-name="P1" draw:layer="layout" svg:x1="21.865cm" svg:y1="14.103cm" svg:x2="22.755cm" svg:y2="14.332cm" draw:start-shape="id11" draw:start-glue-point="7" draw:end-shape="id12" draw:end-glue-point="8" svg:d="m21865 14103h340v229h550">
          <text:p/>
        </draw:connector>
        <draw:connector draw:style-name="gr25" draw:text-style-name="P1" draw:layer="layout" svg:x1="21.865cm" svg:y1="15.284cm" svg:x2="22.73cm" svg:y2="15.09cm" draw:start-shape="id13" draw:start-glue-point="7" draw:end-shape="id12" draw:end-glue-point="9" svg:d="m21865 15284h340v-194h525">
          <text:p/>
        </draw:connector>
        <draw:custom-shape draw:style-name="gr2" draw:text-style-name="P1" xml:id="id14" draw:id="id14" draw:layer="layout" svg:width="1.494cm" svg:height="1.876cm" svg:x="24.113cm" svg:y="14.871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25" draw:text-style-name="P1" draw:layer="layout" svg:x1="24.013cm" svg:y1="14.683cm" svg:x2="24.86cm" svg:y2="14.871cm" draw:start-shape="id12" draw:start-glue-point="5" draw:end-shape="id14" draw:end-glue-point="0" svg:d="m24013 14683h847v188">
          <text:p/>
        </draw:connector>
        <draw:custom-shape draw:style-name="gr2" draw:text-style-name="P1" xml:id="id15" draw:id="id15" draw:layer="layout" svg:width="0.234cm" svg:height="0.24cm" svg:x="20.535cm" svg:y="15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234cm" svg:height="0.24cm" svg:x="20.534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line-skew="0cm 2.74cm" svg:x1="25.607cm" svg:y1="15.809cm" svg:x2="20.535cm" svg:y2="15.628cm" draw:start-shape="id14" draw:start-glue-point="1" draw:end-shape="id15" draw:end-glue-point="6" svg:d="m25607 15809h501v1301h-6074v-1482h501">
          <text:p/>
        </draw:connector>
        <draw:connector draw:style-name="gr25" draw:text-style-name="P1" draw:layer="layout" svg:x1="20.535cm" svg:y1="15.628cm" svg:x2="20.534cm" svg:y2="14.327cm" draw:start-shape="id15" draw:start-glue-point="6" draw:end-shape="id16" draw:end-glue-point="6" svg:d="m20535 15628h-502v-1301h501">
          <text:p/>
        </draw:connector>
        <draw:frame draw:style-name="gr8" draw:text-style-name="P5" draw:layer="layout" svg:width="1.612cm" svg:height="0.645cm" svg:x="18.432cm" svg:y="13.474cm">
          <draw:text-box>
            <text:p><text:span text:style-name="T5">wb_rd</text:span></text:p>
          </draw:text-box>
        </draw:frame>
        <draw:frame draw:style-name="gr8" draw:text-style-name="P5" draw:layer="layout" svg:width="1.664cm" svg:height="0.645cm" svg:x="18.35cm" svg:y="14.744cm">
          <draw:text-box>
            <text:p><text:span text:style-name="T5">wb_wr</text:span></text:p>
          </draw:text-box>
        </draw:frame>
        <draw:frame draw:style-name="gr8" draw:text-style-name="P5" draw:layer="layout" svg:width="1.158cm" svg:height="0.645cm" svg:x="24.451cm" svg:y="15.152cm">
          <draw:text-box>
            <text:p><text:span text:style-name="T5">ack</text:span></text:p>
          </draw:text-box>
        </draw:frame>
        <draw:frame draw:style-name="gr8" draw:text-style-name="P5" draw:layer="layout" svg:width="1.158cm" svg:height="0.645cm" svg:x="24.312cm" svg:y="14.931cm">
          <draw:text-box>
            <text:p><text:span text:style-name="T5">set</text:span></text:p>
          </draw:text-box>
        </draw:frame>
        <draw:frame draw:style-name="gr8" draw:text-style-name="P5" draw:layer="layout" svg:width="1.418cm" svg:height="0.645cm" svg:x="24.21cm" svg:y="16.058cm">
          <draw:text-box>
            <text:p><text:span text:style-name="T5">reset</text:span></text:p>
          </draw:text-box>
        </draw:frame>
        <draw:line draw:style-name="gr5" draw:text-style-name="P1" draw:layer="layout" svg:x1="19.845cm" svg:y1="13.877cm" svg:x2="20.789cm" svg:y2="13.877cm">
          <text:p/>
        </draw:line>
        <draw:line draw:style-name="gr5" draw:text-style-name="P1" draw:layer="layout" svg:x1="20.763cm" svg:y1="15.106cm" svg:x2="19.636cm" svg:y2="15.106cm">
          <text:p/>
        </draw:line>
        <draw:frame draw:style-name="gr12" xml:id="id18" draw:id="id18" draw:layer="layout" svg:width="0.698cm" svg:height="0.645cm" svg:x="12.292cm" svg:y="8.863cm">
          <draw:text-box>
            <text:p><text:span text:style-name="T3">0</text:span></text:p>
          </draw:text-box>
        </draw:frame>
        <draw:frame draw:style-name="gr12" xml:id="id22" draw:id="id22" draw:layer="layout" svg:width="0.698cm" svg:height="0.645cm" svg:x="12.292cm" svg:y="10.176cm">
          <draw:text-box>
            <text:p><text:span text:style-name="T3">2</text:span></text:p>
          </draw:text-box>
        </draw:frame>
        <draw:frame draw:style-name="gr12" xml:id="id23" draw:id="id23" draw:layer="layout" svg:width="0.698cm" svg:height="0.645cm" svg:x="12.292cm" svg:y="10.768cm">
          <draw:text-box>
            <text:p><text:span text:style-name="T3">3</text:span></text:p>
          </draw:text-box>
        </draw:frame>
        <draw:frame draw:style-name="gr12" xml:id="id25" draw:id="id25" draw:layer="layout" svg:width="0.698cm" svg:height="0.645cm" svg:x="12.292cm" svg:y="11.409cm">
          <draw:text-box>
            <text:p><text:span text:style-name="T3">4</text:span></text:p>
          </draw:text-box>
        </draw:frame>
        <draw:frame draw:style-name="gr12" xml:id="id27" draw:id="id27" draw:layer="layout" svg:width="0.698cm" svg:height="0.645cm" svg:x="12.292cm" svg:y="12.058cm">
          <draw:text-box>
            <text:p><text:span text:style-name="T3">5</text:span></text:p>
          </draw:text-box>
        </draw:frame>
        <draw:custom-shape draw:style-name="gr7" draw:text-style-name="P4" xml:id="id24" draw:id="id24" draw:layer="layout" svg:width="4.274cm" svg:height="0.637cm" svg:x="14.07cm" svg:y="11.41cm">
          <text:p text:style-name="P1"><text:span text:style-name="T4">compare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1" draw:id="id21" draw:layer="layout" svg:width="4.274cm" svg:height="0.637cm" svg:x="14.07cm" svg:y="10.162cm">
          <text:p text:style-name="P1"><text:span text:style-name="T4">counter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4.274cm" svg:height="0.637cm" svg:x="14.069cm" svg:y="9.509cm">
          <text:p text:style-name="P1"><text:span text:style-name="T4">compare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7" draw:id="id17" draw:layer="layout" svg:width="1.029cm" svg:height="0.637cm" svg:x="14.068cm" svg:y="8.86cm">
          <text:p text:style-name="P1"><text:span text:style-name="T8">trig0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4.068cm" svg:y1="9.178cm" svg:x2="12.99cm" svg:y2="9.185cm" draw:start-shape="id17" draw:start-glue-point="3" draw:end-shape="id18" draw:end-glue-point="1" svg:d="m14068 9178h-540v7h-538">
          <text:p/>
        </draw:connector>
        <draw:connector draw:style-name="gr25" draw:text-style-name="P1" draw:layer="layout" svg:x1="14.069cm" svg:y1="9.827cm" svg:x2="12.99cm" svg:y2="9.828cm" draw:start-shape="id19" draw:start-glue-point="3" draw:end-shape="id20" draw:end-glue-point="1" svg:d="m14069 9827h-540v1h-539">
          <text:p/>
        </draw:connector>
        <draw:connector draw:style-name="gr25" draw:text-style-name="P1" draw:layer="layout" svg:x1="14.07cm" svg:y1="10.48cm" svg:x2="12.99cm" svg:y2="10.498cm" draw:start-shape="id21" draw:start-glue-point="3" draw:end-shape="id22" draw:end-glue-point="1" svg:d="m14070 10480h-540v18h-540">
          <text:p/>
        </draw:connector>
        <draw:connector draw:style-name="gr25" draw:text-style-name="P1" draw:layer="layout" svg:x1="14.069cm" svg:y1="11.079cm" svg:x2="12.99cm" svg:y2="11.09cm" draw:end-shape="id23" draw:end-glue-point="1" svg:d="m14069 11079h-289v11h-790">
          <text:p/>
        </draw:connector>
        <draw:connector draw:style-name="gr25" draw:text-style-name="P1" draw:layer="layout" svg:x1="14.07cm" svg:y1="11.728cm" svg:x2="12.99cm" svg:y2="11.731cm" draw:start-shape="id24" draw:start-glue-point="3" draw:end-shape="id25" draw:end-glue-point="1" svg:d="m14070 11728h-540v3h-540">
          <text:p/>
        </draw:connector>
        <draw:connector draw:style-name="gr25" draw:text-style-name="P1" draw:layer="layout" svg:x1="14.071cm" svg:y1="12.381cm" svg:x2="12.99cm" svg:y2="12.38cm" draw:start-shape="id26" draw:start-glue-point="3" draw:end-shape="id27" draw:end-glue-point="1" svg:d="m14071 12381h-541v-1h-540">
          <text:p/>
        </draw:connector>
        <draw:custom-shape draw:style-name="gr2" draw:text-style-name="P1" xml:id="id32" draw:id="id32" draw:layer="layout" svg:width="4.519cm" svg:height="1.025cm" draw:transform="rotate (1.5707963267949) translate (19.862cm 12.937cm)">
          <draw:glue-point draw:id="8" svg:x="5.004cm" svg:y="-3.418cm"/>
          <draw:glue-point draw:id="9" svg:x="5.004cm" svg:y="3.246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2" xml:id="id28" draw:id="id28" draw:layer="layout" svg:width="0.698cm" svg:height="0.645cm" svg:x="19.791cm" svg:y="9.505cm">
          <draw:text-box>
            <text:p><text:span text:style-name="T3">1</text:span></text:p>
          </draw:text-box>
        </draw:frame>
        <draw:frame draw:style-name="gr12" xml:id="id34" draw:id="id34" draw:layer="layout" svg:width="0.698cm" svg:height="0.645cm" svg:x="19.791cm" svg:y="8.838cm">
          <draw:text-box>
            <text:p><text:span text:style-name="T3">0</text:span></text:p>
          </draw:text-box>
        </draw:frame>
        <draw:frame draw:style-name="gr12" xml:id="id29" draw:id="id29" draw:layer="layout" svg:width="0.698cm" svg:height="0.645cm" svg:x="19.791cm" svg:y="10.175cm">
          <draw:text-box>
            <text:p><text:span text:style-name="T3">2</text:span></text:p>
          </draw:text-box>
        </draw:frame>
        <draw:frame draw:style-name="gr12" xml:id="id36" draw:id="id36" draw:layer="layout" svg:width="0.698cm" svg:height="0.645cm" svg:x="19.791cm" svg:y="10.767cm">
          <draw:text-box>
            <text:p><text:span text:style-name="T3">3</text:span></text:p>
          </draw:text-box>
        </draw:frame>
        <draw:frame draw:style-name="gr12" xml:id="id30" draw:id="id30" draw:layer="layout" svg:width="0.698cm" svg:height="0.645cm" svg:x="19.791cm" svg:y="11.408cm">
          <draw:text-box>
            <text:p><text:span text:style-name="T3">4</text:span></text:p>
          </draw:text-box>
        </draw:frame>
        <draw:frame draw:style-name="gr12" xml:id="id31" draw:id="id31" draw:layer="layout" svg:width="0.698cm" svg:height="0.645cm" svg:x="19.791cm" svg:y="12.057cm">
          <draw:text-box>
            <text:p><text:span text:style-name="T3">5</text:span></text:p>
          </draw:text-box>
        </draw:frame>
        <draw:connector draw:style-name="gr25" draw:text-style-name="P1" draw:layer="layout" svg:x1="18.343cm" svg:y1="9.827cm" svg:x2="19.791cm" svg:y2="9.827cm" draw:start-shape="id19" draw:start-glue-point="1" draw:end-shape="id28" draw:end-glue-point="3" svg:d="m18343 9827h1448">
          <text:p/>
        </draw:connector>
        <draw:connector draw:style-name="gr25" draw:text-style-name="P1" draw:layer="layout" svg:x1="18.344cm" svg:y1="10.48cm" svg:x2="19.791cm" svg:y2="10.497cm" draw:start-shape="id21" draw:start-glue-point="1" draw:end-shape="id29" draw:end-glue-point="3" svg:d="m18344 10480h724v17h723">
          <text:p/>
        </draw:connector>
        <draw:connector draw:style-name="gr25" draw:text-style-name="P1" draw:layer="layout" svg:x1="18.344cm" svg:y1="11.728cm" svg:x2="19.791cm" svg:y2="11.73cm" draw:start-shape="id24" draw:start-glue-point="1" draw:end-shape="id30" draw:end-glue-point="3" svg:d="m18344 11728h724v2h723">
          <text:p/>
        </draw:connector>
        <draw:connector draw:style-name="gr25" draw:text-style-name="P1" draw:layer="layout" svg:x1="18.345cm" svg:y1="12.381cm" svg:x2="19.791cm" svg:y2="12.379cm" draw:start-shape="id26" draw:start-glue-point="1" draw:end-shape="id31" draw:end-glue-point="3" svg:d="m18345 12381h724v-2h722">
          <text:p/>
        </draw:connector>
        <draw:connector draw:style-name="gr17" draw:text-style-name="P1" draw:layer="layout" draw:line-skew="-4.386cm" svg:x1="16.003cm" svg:y1="5.062cm" svg:x2="20.89cm" svg:y2="10.679cm" draw:start-shape="id8" draw:end-shape="id32" draw:end-glue-point="4" svg:d="m16003 5062h5520v5617h-633">
          <text:p/>
        </draw:connector>
        <draw:connector draw:style-name="gr17" draw:text-style-name="P1" draw:layer="layout" svg:x1="12.48cm" svg:y1="7.91cm" svg:x2="20.379cm" svg:y2="8.871cm" draw:start-shape="id33" draw:start-glue-point="0" draw:end-shape="id32" draw:end-glue-point="7" svg:d="m12480 7910h7899v961">
          <text:p/>
        </draw:connector>
        <draw:custom-shape draw:style-name="gr7" draw:text-style-name="P8" draw:layer="layout" svg:width="1.233cm" svg:height="0.637cm" svg:x="15.067cm" svg:y="8.859cm">
          <text:p text:style-name="P1"><text:span text:style-name="T8">irqen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29cm" svg:height="0.637cm" svg:x="16.294cm" svg:y="8.858cm">
          <text:p text:style-name="P1"><text:span text:style-name="T8">ar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5" draw:id="id35" draw:layer="layout" svg:width="1.124cm" svg:height="0.637cm" svg:x="17.221cm" svg:y="8.857cm">
          <text:p text:style-name="P1"><text:span text:style-name="T8">en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29cm" svg:height="0.637cm" svg:x="14.067cm" svg:y="10.782cm">
          <text:p text:style-name="P1"><text:span text:style-name="T8">trig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33cm" svg:height="0.637cm" svg:x="15.066cm" svg:y="10.781cm">
          <text:p text:style-name="P1"><text:span text:style-name="T8">irqen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29cm" svg:height="0.637cm" svg:x="16.293cm" svg:y="10.78cm">
          <text:p text:style-name="P1"><text:span text:style-name="T8">ar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7" draw:id="id37" draw:layer="layout" svg:width="1.124cm" svg:height="0.637cm" svg:x="17.22cm" svg:y="10.779cm">
          <text:p text:style-name="P1"><text:span text:style-name="T8">en1</text:span>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19.791cm" svg:y1="9.16cm" svg:x2="18.345cm" svg:y2="9.175cm" draw:start-shape="id34" draw:start-glue-point="3" draw:end-shape="id35" draw:end-glue-point="1" svg:d="m19791 9160h-722v15h-724">
          <text:p/>
        </draw:connector>
        <draw:connector draw:style-name="gr27" draw:text-style-name="P1" draw:layer="layout" svg:x1="19.791cm" svg:y1="11.089cm" svg:x2="18.344cm" svg:y2="11.097cm" draw:start-shape="id36" draw:start-glue-point="3" draw:end-shape="id37" draw:end-glue-point="1" svg:d="m19791 11089h-723v8h-724">
          <text:p/>
        </draw:connector>
      </draw:page>
      <draw:page draw:name="page2" draw:style-name="dp1" draw:master-page-name="Default">
        <draw:custom-shape draw:style-name="gr1" draw:text-style-name="P1" xml:id="id41" draw:id="id41" draw:layer="layout" svg:width="21.938cm" svg:height="10.466cm" svg:x="4.049cm" svg:y="2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0" draw:id="id40" draw:layer="layout" svg:width="2.703cm" svg:height="4.131cm" svg:x="13.296cm" svg:y="2.998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frame draw:style-name="gr3" draw:text-style-name="P2" draw:layer="layout" svg:width="3.729cm" svg:height="0.962cm" svg:x="21.884cm" svg:y="12.023cm">
          <draw:text-box>
            <text:p><text:span text:style-name="T1">wb_timer.v</text:span></text:p>
          </draw:text-box>
        </draw:frame>
        <draw:custom-shape draw:style-name="gr2" draw:text-style-name="P1" draw:layer="layout" svg:width="1.51cm" svg:height="1.668cm" svg:x="21.939cm" svg:y="3.60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20.129cm" svg:y="3.52cm">
          <draw:text-box>
            <text:p><text:span text:style-name="T2">wb_stb_i</text:span></text:p>
            <text:p><text:span text:style-name="T2">wb_cyc_i</text:span></text:p>
            <text:p><text:span text:style-name="T3">ack</text:span></text:p>
          </draw:text-box>
        </draw:frame>
        <draw:line draw:style-name="gr5" draw:text-style-name="P1" draw:layer="layout" svg:x1="20.139cm" svg:y1="4.066cm" svg:x2="21.939cm" svg:y2="4.066cm">
          <text:p/>
        </draw:line>
        <draw:line draw:style-name="gr5" draw:text-style-name="P1" draw:layer="layout" svg:x1="20.138cm" svg:y1="4.465cm" svg:x2="21.938cm" svg:y2="4.465cm">
          <text:p/>
        </draw:line>
        <draw:line draw:style-name="gr5" draw:text-style-name="P1" draw:layer="layout" svg:x1="20.138cm" svg:y1="4.865cm" svg:x2="21.938cm" svg:y2="4.865cm">
          <text:p/>
        </draw:line>
        <draw:frame draw:style-name="gr6" draw:text-style-name="P3" draw:layer="layout" svg:width="2.534cm" svg:height="0.645cm" svg:x="23.34cm" svg:y="3.907cm">
          <draw:text-box>
            <text:p><text:span text:style-name="T2">wb_ack_o</text:span></text:p>
          </draw:text-box>
        </draw:frame>
        <draw:line draw:style-name="gr5" draw:text-style-name="P1" draw:layer="layout" svg:x1="23.437cm" svg:y1="4.464cm" svg:x2="25.237cm" svg:y2="4.464cm">
          <text:p/>
        </draw:line>
        <draw:custom-shape draw:style-name="gr7" draw:text-style-name="P4" xml:id="id55" draw:id="id55" draw:layer="layout" svg:width="4.274cm" svg:height="0.637cm" svg:x="14.07cm" svg:y="12.064cm">
          <text:p text:style-name="P1"><text:span text:style-name="T4">counter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1.51cm" svg:height="1.668cm" svg:x="6.522cm" svg:y="3.62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4.712cm" svg:y="3.535cm">
          <draw:text-box>
            <text:p><text:span text:style-name="T2">wb_stb_i</text:span></text:p>
            <text:p><text:span text:style-name="T2">wb_cyc_i</text:span></text:p>
            <text:p><text:span text:style-name="T2">wb_we_i</text:span></text:p>
          </draw:text-box>
        </draw:frame>
        <draw:line draw:style-name="gr5" draw:text-style-name="P1" draw:layer="layout" svg:x1="4.722cm" svg:y1="4.081cm" svg:x2="6.522cm" svg:y2="4.081cm">
          <text:p/>
        </draw:line>
        <draw:line draw:style-name="gr5" draw:text-style-name="P1" draw:layer="layout" svg:x1="4.721cm" svg:y1="4.48cm" svg:x2="6.521cm" svg:y2="4.48cm">
          <text:p/>
        </draw:line>
        <draw:line draw:style-name="gr5" draw:text-style-name="P1" draw:layer="layout" svg:x1="4.721cm" svg:y1="4.88cm" svg:x2="6.521cm" svg:y2="4.88cm">
          <text:p/>
        </draw:line>
        <draw:frame draw:style-name="gr8" draw:text-style-name="P5" draw:layer="layout" svg:width="1.664cm" svg:height="0.645cm" svg:x="8.338cm" svg:y="3.897cm">
          <draw:text-box>
            <text:p><text:span text:style-name="T5">wb_wr</text:span></text:p>
          </draw:text-box>
        </draw:frame>
        <draw:frame draw:style-name="gr9" xml:id="id39" draw:id="id39" draw:layer="layout" svg:width="2.601cm" svg:height="0.95cm" svg:x="4.671cm" svg:y="2.652cm">
          <draw:text-box>
            <text:p><text:span text:style-name="T2">wb_dat_i[7:0]</text:span></text:p>
          </draw:text-box>
        </draw:frame>
        <draw:frame draw:style-name="gr11" draw:text-style-name="P3" xml:id="id58" draw:id="id58" draw:layer="layout" svg:width="2.779cm" svg:height="0.645cm" svg:x="4.37cm" svg:y="7.589cm">
          <draw:text-box>
            <text:p><text:span text:style-name="T2">wb_adr_i[5:3]</text:span></text:p>
          </draw:text-box>
        </draw:frame>
        <draw:connector draw:style-name="gr19" draw:text-style-name="P1" draw:layer="layout" svg:x1="8.032cm" svg:y1="4.456cm" svg:x2="10.038cm" svg:y2="4.445cm" draw:start-shape="id38" draw:start-glue-point="7" svg:d="m8032 4456h1254v-11h752">
          <text:p/>
        </draw:connector>
        <draw:connector draw:style-name="gr17" draw:text-style-name="P1" draw:layer="layout" draw:line-skew="0.062cm" svg:x1="8.51cm" svg:y1="5.476cm" svg:x2="10.047cm" svg:y2="5.479cm" svg:d="m8510 5476h831v3h706">
          <text:p/>
        </draw:connector>
        <draw:frame draw:style-name="gr18" draw:text-style-name="P5" draw:layer="layout" svg:width="1.27cm" svg:height="0.645cm" svg:x="8.359cm" svg:y="4.981cm">
          <draw:text-box>
            <text:p><text:span text:style-name="T5">~ack</text:span></text:p>
          </draw:text-box>
        </draw:frame>
        <draw:frame draw:style-name="gr20" draw:text-style-name="P6" draw:layer="layout" svg:width="0.951cm" svg:height="1.979cm" svg:x="13.22cm" svg:y="3.472cm">
          <draw:text-box>
            <text:p><text:span text:style-name="T6">D</text:span></text:p>
            <text:p><text:span text:style-name="T6"/></text:p>
            <text:p><text:span text:style-name="T6"/></text:p>
            <text:p><text:span text:style-name="T6">ce</text:span></text:p>
          </draw:text-box>
        </draw:frame>
        <draw:connector draw:style-name="gr17" draw:text-style-name="P1" draw:layer="layout" svg:x1="7.272cm" svg:y1="3.127cm" svg:x2="13.299cm" svg:y2="3.83cm" draw:start-shape="id39" draw:start-glue-point="1" draw:end-shape="id40" draw:end-glue-point="4" svg:d="m7272 3127h3012v703h3015">
          <text:p/>
        </draw:connector>
        <draw:frame draw:style-name="gr21" draw:text-style-name="P7" draw:layer="layout" svg:width="0.951cm" svg:height="0.839cm" svg:x="13.044cm" svg:y="6.287cm">
          <draw:text-box>
            <text:p><text:span text:style-name="T7">&gt;</text:span></text:p>
          </draw:text-box>
        </draw:frame>
        <draw:frame draw:style-name="gr22" draw:text-style-name="P6" draw:layer="layout" svg:width="0.951cm" svg:height="0.683cm" svg:x="14.766cm" svg:y="4.734cm">
          <draw:text-box>
            <text:p><text:span text:style-name="T6">Q</text:span></text:p>
          </draw:text-box>
        </draw:frame>
        <draw:custom-shape draw:style-name="gr24" draw:text-style-name="P1" xml:id="id42" draw:id="id42" draw:layer="layout" svg:width="1.468cm" svg:height="2.096cm" svg:x="10.042cm" svg:y="4.00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5" draw:text-style-name="P1" draw:layer="layout" svg:x1="25.987cm" svg:y1="8.032cm" svg:x2="25.987cm" svg:y2="8.032cm" draw:start-shape="id41" draw:end-shape="id41" svg:d="m25987 8032">
          <text:p/>
        </draw:connector>
        <draw:connector draw:style-name="gr17" draw:text-style-name="P1" draw:layer="layout" svg:x1="11.51cm" svg:y1="5.054cm" svg:x2="13.297cm" svg:y2="5.063cm" draw:start-shape="id42" draw:start-glue-point="7" draw:end-shape="id40" svg:d="m11510 5054h894v9h893">
          <text:p/>
        </draw:connector>
        <draw:custom-shape draw:style-name="gr2" draw:text-style-name="P1" xml:id="id43" draw:id="id43" draw:layer="layout" svg:width="1.082cm" svg:height="1.061cm" svg:x="6.782cm" svg:y="9.374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45" draw:id="id45" draw:layer="layout" svg:width="1.082cm" svg:height="1.061cm" svg:x="6.782cm" svg:y="10.555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6" draw:text-style-name="P1" xml:id="id44" draw:id="id44" draw:layer="layout" svg:width="1.468cm" svg:height="1.336cm" svg:x="8.544cm" svg:y="9.816cm">
          <draw:glue-point draw:id="8" svg:x="-3.576cm" svg:y="-2.634cm"/>
          <draw:glue-point draw:id="9" svg:x="-3.746cm" svg:y="3.053cm"/>
          <text:p/>
          <draw:enhanced-geometry svg:viewBox="0 0 21600 21600" draw:mirror-horizontal="true" draw:glue-points="21600 0 0 10800 21600 21600 ?f0 10800" draw:text-areas="?f1 ?f10 21600 ?f11" draw:type="moon" draw:modifiers="18100.476514635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25" draw:text-style-name="P1" draw:layer="layout" svg:x1="7.864cm" svg:y1="9.904cm" svg:x2="8.754cm" svg:y2="10.133cm" draw:start-shape="id43" draw:start-glue-point="7" draw:end-shape="id44" draw:end-glue-point="8" svg:d="m7864 9904h340v229h550">
          <text:p/>
        </draw:connector>
        <draw:connector draw:style-name="gr25" draw:text-style-name="P1" draw:layer="layout" svg:x1="7.864cm" svg:y1="11.085cm" svg:x2="8.729cm" svg:y2="10.891cm" draw:start-shape="id45" draw:start-glue-point="7" draw:end-shape="id44" draw:end-glue-point="9" svg:d="m7864 11085h340v-194h525">
          <text:p/>
        </draw:connector>
        <draw:custom-shape draw:style-name="gr2" draw:text-style-name="P1" xml:id="id46" draw:id="id46" draw:layer="layout" svg:width="1.494cm" svg:height="1.876cm" svg:x="10.112cm" svg:y="10.672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25" draw:text-style-name="P1" draw:layer="layout" svg:x1="10.012cm" svg:y1="10.484cm" svg:x2="10.859cm" svg:y2="10.672cm" draw:start-shape="id44" draw:start-glue-point="5" draw:end-shape="id46" draw:end-glue-point="0" svg:d="m10012 10484h847v188">
          <text:p/>
        </draw:connector>
        <draw:custom-shape draw:style-name="gr2" draw:text-style-name="P1" xml:id="id47" draw:id="id47" draw:layer="layout" svg:width="0.234cm" svg:height="0.24cm" svg:x="6.534cm" svg:y="1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" draw:id="id48" draw:layer="layout" svg:width="0.234cm" svg:height="0.24cm" svg:x="6.533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line-skew="0cm 2.714cm" svg:x1="11.606cm" svg:y1="11.61cm" svg:x2="6.534cm" svg:y2="11.429cm" draw:start-shape="id46" draw:start-glue-point="1" draw:end-shape="id47" draw:end-glue-point="6" svg:d="m11606 11610h501v1275h-6074v-1456h501">
          <text:p/>
        </draw:connector>
        <draw:connector draw:style-name="gr25" draw:text-style-name="P1" draw:layer="layout" svg:x1="6.534cm" svg:y1="11.429cm" svg:x2="6.533cm" svg:y2="10.128cm" draw:start-shape="id47" draw:start-glue-point="6" draw:end-shape="id48" draw:end-glue-point="6" svg:d="m6534 11429h-502v-1301h501">
          <text:p/>
        </draw:connector>
        <draw:frame draw:style-name="gr8" draw:text-style-name="P5" draw:layer="layout" svg:width="1.612cm" svg:height="0.645cm" svg:x="4.431cm" svg:y="9.275cm">
          <draw:text-box>
            <text:p><text:span text:style-name="T5">wb_rd</text:span></text:p>
          </draw:text-box>
        </draw:frame>
        <draw:frame draw:style-name="gr8" draw:text-style-name="P5" draw:layer="layout" svg:width="1.664cm" svg:height="0.645cm" svg:x="4.513cm" svg:y="10.172cm">
          <draw:text-box>
            <text:p><text:span text:style-name="T5">wb_wr</text:span></text:p>
          </draw:text-box>
        </draw:frame>
        <draw:frame draw:style-name="gr8" draw:text-style-name="P5" draw:layer="layout" svg:width="1.158cm" svg:height="0.645cm" svg:x="10.45cm" svg:y="10.953cm">
          <draw:text-box>
            <text:p><text:span text:style-name="T5">ack</text:span></text:p>
          </draw:text-box>
        </draw:frame>
        <draw:frame draw:style-name="gr8" draw:text-style-name="P5" draw:layer="layout" svg:width="1.158cm" svg:height="0.645cm" svg:x="10.311cm" svg:y="10.732cm">
          <draw:text-box>
            <text:p><text:span text:style-name="T5">set</text:span></text:p>
          </draw:text-box>
        </draw:frame>
        <draw:frame draw:style-name="gr8" draw:text-style-name="P5" draw:layer="layout" svg:width="1.418cm" svg:height="0.645cm" svg:x="10.209cm" svg:y="11.859cm">
          <draw:text-box>
            <text:p><text:span text:style-name="T5">reset</text:span></text:p>
          </draw:text-box>
        </draw:frame>
        <draw:line draw:style-name="gr5" draw:text-style-name="P1" draw:layer="layout" svg:x1="5.844cm" svg:y1="9.678cm" svg:x2="6.788cm" svg:y2="9.678cm">
          <text:p/>
        </draw:line>
        <draw:line draw:style-name="gr5" draw:text-style-name="P1" draw:layer="layout" svg:x1="6.762cm" svg:y1="10.907cm" svg:x2="5.635cm" svg:y2="10.907cm">
          <text:p/>
        </draw:line>
        <draw:custom-shape draw:style-name="gr7" draw:text-style-name="P4" xml:id="id53" draw:id="id53" draw:layer="layout" svg:width="4.274cm" svg:height="0.637cm" svg:x="14.069cm" svg:y="11.411cm">
          <text:p text:style-name="P1"><text:span text:style-name="T4">compare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1" draw:id="id51" draw:layer="layout" svg:width="4.274cm" svg:height="0.637cm" svg:x="14.069cm" svg:y="10.163cm">
          <text:p text:style-name="P1"><text:span text:style-name="T4">counter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9" draw:id="id49" draw:layer="layout" svg:width="4.274cm" svg:height="0.637cm" svg:x="14.068cm" svg:y="9.51cm">
          <text:p text:style-name="P1"><text:span text:style-name="T4">compare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29cm" svg:height="0.637cm" svg:x="14.067cm" svg:y="8.861cm">
          <text:p text:style-name="P1"><text:span text:style-name="T8">trig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4.519cm" svg:height="1.025cm" draw:transform="rotate (1.5707963267949) translate (19.761cm 12.938cm)">
          <draw:glue-point draw:id="8" svg:x="5.004cm" svg:y="-3.418cm"/>
          <draw:glue-point draw:id="9" svg:x="5.004cm" svg:y="3.246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2" xml:id="id50" draw:id="id50" draw:layer="layout" svg:width="0.698cm" svg:height="0.645cm" svg:x="19.79cm" svg:y="9.506cm">
          <draw:text-box>
            <text:p><text:span text:style-name="T3">1</text:span></text:p>
          </draw:text-box>
        </draw:frame>
        <draw:frame draw:style-name="gr12" xml:id="id59" draw:id="id59" draw:layer="layout" svg:width="0.698cm" svg:height="0.645cm" svg:x="19.79cm" svg:y="8.877cm">
          <draw:text-box>
            <text:p><text:span text:style-name="T3">0</text:span></text:p>
          </draw:text-box>
        </draw:frame>
        <draw:frame draw:style-name="gr12" xml:id="id52" draw:id="id52" draw:layer="layout" svg:width="0.698cm" svg:height="0.645cm" svg:x="19.79cm" svg:y="10.138cm">
          <draw:text-box>
            <text:p><text:span text:style-name="T3">2</text:span></text:p>
          </draw:text-box>
        </draw:frame>
        <draw:frame draw:style-name="gr12" xml:id="id61" draw:id="id61" draw:layer="layout" svg:width="0.698cm" svg:height="0.645cm" svg:x="19.79cm" svg:y="10.806cm">
          <draw:text-box>
            <text:p><text:span text:style-name="T3">3</text:span></text:p>
          </draw:text-box>
        </draw:frame>
        <draw:frame draw:style-name="gr12" xml:id="id54" draw:id="id54" draw:layer="layout" svg:width="0.698cm" svg:height="0.645cm" svg:x="19.79cm" svg:y="11.409cm">
          <draw:text-box>
            <text:p><text:span text:style-name="T3">4</text:span></text:p>
          </draw:text-box>
        </draw:frame>
        <draw:frame draw:style-name="gr12" xml:id="id56" draw:id="id56" draw:layer="layout" svg:width="0.698cm" svg:height="0.645cm" svg:x="19.79cm" svg:y="12.058cm">
          <draw:text-box>
            <text:p><text:span text:style-name="T3">5</text:span></text:p>
          </draw:text-box>
        </draw:frame>
        <draw:connector draw:style-name="gr25" draw:text-style-name="P1" draw:layer="layout" svg:x1="18.342cm" svg:y1="9.828cm" svg:x2="19.79cm" svg:y2="9.828cm" draw:start-shape="id49" draw:start-glue-point="1" draw:end-shape="id50" draw:end-glue-point="3" svg:d="m18342 9828h1448">
          <text:p/>
        </draw:connector>
        <draw:connector draw:style-name="gr25" draw:text-style-name="P1" draw:layer="layout" svg:x1="18.343cm" svg:y1="10.481cm" svg:x2="19.79cm" svg:y2="10.46cm" draw:start-shape="id51" draw:start-glue-point="1" draw:end-shape="id52" draw:end-glue-point="3" svg:d="m18343 10481h724v-21h723">
          <text:p/>
        </draw:connector>
        <draw:connector draw:style-name="gr25" draw:text-style-name="P1" draw:layer="layout" svg:x1="18.343cm" svg:y1="11.729cm" svg:x2="19.79cm" svg:y2="11.731cm" draw:start-shape="id53" draw:start-glue-point="1" draw:end-shape="id54" draw:end-glue-point="3" svg:d="m18343 11729h724v2h723">
          <text:p/>
        </draw:connector>
        <draw:connector draw:style-name="gr25" draw:text-style-name="P1" draw:layer="layout" svg:x1="18.344cm" svg:y1="12.382cm" svg:x2="19.79cm" svg:y2="12.38cm" draw:start-shape="id55" draw:start-glue-point="1" draw:end-shape="id56" draw:end-glue-point="3" svg:d="m18344 12382h724v-2h722">
          <text:p/>
        </draw:connector>
        <draw:connector draw:style-name="gr17" draw:text-style-name="P1" draw:layer="layout" draw:line-skew="-4.187cm" svg:x1="16cm" svg:y1="5.063cm" svg:x2="20.787cm" svg:y2="10.68cm" draw:start-shape="id40" draw:end-shape="id57" draw:end-glue-point="4" svg:d="m16000 5063h5619v5617h-832">
          <text:p/>
        </draw:connector>
        <draw:connector draw:style-name="gr17" draw:text-style-name="P1" draw:layer="layout" svg:x1="7.149cm" svg:y1="7.911cm" svg:x2="20.276cm" svg:y2="8.872cm" draw:start-shape="id58" draw:start-glue-point="1" draw:end-shape="id57" draw:end-glue-point="7" svg:d="m7149 7911h13127v961">
          <text:p/>
        </draw:connector>
        <draw:custom-shape draw:style-name="gr7" draw:text-style-name="P8" draw:layer="layout" svg:width="1.233cm" svg:height="0.637cm" svg:x="15.066cm" svg:y="8.86cm">
          <text:p text:style-name="P1"><text:span text:style-name="T8">irqen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29cm" svg:height="0.637cm" svg:x="16.293cm" svg:y="8.859cm">
          <text:p text:style-name="P1"><text:span text:style-name="T8">ar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0" draw:id="id60" draw:layer="layout" svg:width="1.124cm" svg:height="0.637cm" svg:x="17.22cm" svg:y="8.858cm">
          <text:p text:style-name="P1"><text:span text:style-name="T8">en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29cm" svg:height="0.637cm" svg:x="14.066cm" svg:y="10.783cm">
          <text:p text:style-name="P1"><text:span text:style-name="T8">trig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33cm" svg:height="0.637cm" svg:x="15.065cm" svg:y="10.782cm">
          <text:p text:style-name="P1"><text:span text:style-name="T8">irqen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29cm" svg:height="0.637cm" svg:x="16.292cm" svg:y="10.781cm">
          <text:p text:style-name="P1"><text:span text:style-name="T8">ar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2" draw:id="id62" draw:layer="layout" svg:width="1.124cm" svg:height="0.637cm" svg:x="17.219cm" svg:y="10.78cm">
          <text:p text:style-name="P1"><text:span text:style-name="T8">en1</text:span>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19.79cm" svg:y1="9.199cm" svg:x2="18.344cm" svg:y2="9.176cm" draw:start-shape="id59" draw:start-glue-point="3" draw:end-shape="id60" draw:end-glue-point="1" svg:d="m19790 9199h-722v-23h-724">
          <text:p/>
        </draw:connector>
        <draw:connector draw:style-name="gr27" draw:text-style-name="P1" draw:layer="layout" svg:x1="19.79cm" svg:y1="11.128cm" svg:x2="18.343cm" svg:y2="11.098cm" draw:start-shape="id61" draw:start-glue-point="3" draw:end-shape="id62" draw:end-glue-point="1" svg:d="m19790 11128h-723v-30h-724">
          <text:p/>
        </draw:connector>
      </draw:page>
      <draw:page draw:name="page3" draw:style-name="dp1" draw:master-page-name="Default">
        <draw:custom-shape draw:style-name="gr1" draw:text-style-name="P1" draw:layer="layout" svg:width="21.938cm" svg:height="8.466cm" svg:x="4.201cm" svg:y="7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729cm" svg:height="0.962cm" svg:x="5.064cm" svg:y="14.404cm">
          <draw:text-box>
            <text:p><text:span text:style-name="T1">wb_timer.v</text:span></text:p>
          </draw:text-box>
        </draw:frame>
        <draw:custom-shape draw:style-name="gr2" draw:text-style-name="P1" draw:layer="layout" svg:width="1.51cm" svg:height="1.668cm" svg:x="21.106cm" svg:y="9.35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19.296cm" svg:y="9.266cm">
          <draw:text-box>
            <text:p><text:span text:style-name="T2">wb_stb_i</text:span></text:p>
            <text:p><text:span text:style-name="T2">wb_cyc_i</text:span></text:p>
            <text:p><text:span text:style-name="T3">ack</text:span></text:p>
          </draw:text-box>
        </draw:frame>
        <draw:line draw:style-name="gr5" draw:text-style-name="P1" draw:layer="layout" svg:x1="19.306cm" svg:y1="9.812cm" svg:x2="21.106cm" svg:y2="9.812cm">
          <text:p/>
        </draw:line>
        <draw:line draw:style-name="gr5" draw:text-style-name="P1" draw:layer="layout" svg:x1="19.305cm" svg:y1="10.211cm" svg:x2="21.105cm" svg:y2="10.211cm">
          <text:p/>
        </draw:line>
        <draw:line draw:style-name="gr5" draw:text-style-name="P1" draw:layer="layout" svg:x1="19.305cm" svg:y1="10.611cm" svg:x2="21.105cm" svg:y2="10.611cm">
          <text:p/>
        </draw:line>
        <draw:frame draw:style-name="gr6" draw:text-style-name="P3" draw:layer="layout" svg:width="2.534cm" svg:height="0.645cm" svg:x="22.507cm" svg:y="9.653cm">
          <draw:text-box>
            <text:p><text:span text:style-name="T2">wb_ack_o</text:span></text:p>
          </draw:text-box>
        </draw:frame>
        <draw:line draw:style-name="gr5" draw:text-style-name="P1" draw:layer="layout" svg:x1="22.604cm" svg:y1="10.21cm" svg:x2="24.404cm" svg:y2="10.21cm">
          <text:p/>
        </draw:line>
        <draw:custom-shape draw:style-name="gr7" draw:text-style-name="P4" xml:id="id83" draw:id="id83" draw:layer="layout" svg:width="4.274cm" svg:height="0.637cm" svg:x="14.07cm" svg:y="12.064cm">
          <text:p text:style-name="P1"><text:span text:style-name="T4">counter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4.519cm" svg:height="1.025cm" draw:transform="rotate (1.5707963267949) translate (11.962cm 12.937cm)">
          <draw:glue-point draw:id="8" svg:x="5.053cm" svg:y="3.422cm"/>
          <draw:glue-point draw:id="9" svg:x="5.053cm" svg:y="-3.246cm"/>
          <text:p/>
          <draw:enhanced-geometry svg:viewBox="0 0 21600 21600" draw:mirror-horizontal="true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0" draw:text-style-name="P3" draw:layer="layout" svg:width="2.708cm" svg:height="0.707cm" svg:x="4.804cm" svg:y="11.319cm">
          <draw:text-box>
            <text:p><text:span text:style-name="T2">wb_dat_o[7:0]</text:span></text:p>
          </draw:text-box>
        </draw:frame>
        <draw:frame draw:style-name="gr11" draw:text-style-name="P3" xml:id="id67" draw:id="id67" draw:layer="layout" svg:width="2.779cm" svg:height="0.645cm" svg:x="4.37cm" svg:y="7.589cm">
          <draw:text-box>
            <text:p><text:span text:style-name="T2">wb_adr_i[5:3]</text:span></text:p>
          </draw:text-box>
        </draw:frame>
        <draw:frame draw:style-name="gr12" xml:id="id77" draw:id="id77" draw:layer="layout" svg:width="0.698cm" svg:height="0.645cm" svg:x="12.291cm" svg:y="9.507cm">
          <draw:text-box>
            <text:p><text:span text:style-name="T3">1</text:span></text:p>
          </draw:text-box>
        </draw:frame>
        <draw:custom-shape draw:style-name="gr2" draw:text-style-name="P1" xml:id="id64" draw:id="id64" draw:layer="layout" svg:width="2.703cm" svg:height="4.131cm" svg:x="7.318cm" svg:y="9.839cm">
          <draw:glue-point draw:id="4" svg:x="5.001cm" svg:y="-2.989cm"/>
          <draw:glue-point draw:id="5" svg:x="5.001cm" svg:y="3.035cm"/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964cm" svg:y1="10.678cm" svg:x2="10.02cm" svg:y2="10.67cm" draw:start-shape="id63" draw:start-glue-point="6" draw:end-shape="id64" draw:end-glue-point="4" svg:d="m11964 10678h-973v-8h-971">
          <text:p/>
        </draw:connector>
        <draw:frame draw:style-name="gr14" draw:text-style-name="P6" draw:layer="layout" svg:width="0.951cm" svg:height="1.979cm" svg:x="9.07cm" svg:y="10.363cm">
          <draw:text-box>
            <text:p><text:span text:style-name="T6">D</text:span></text:p>
            <text:p><text:span text:style-name="T6"/></text:p>
            <text:p><text:span text:style-name="T6"/></text:p>
            <text:p><text:span text:style-name="T6">ce</text:span></text:p>
          </draw:text-box>
        </draw:frame>
        <draw:frame draw:style-name="gr15" draw:text-style-name="P7" draw:layer="layout" svg:width="0.951cm" svg:height="1.369cm" svg:x="9.481cm" svg:y="13.107cm">
          <draw:text-box>
            <text:p><text:span text:style-name="T7">&lt;</text:span></text:p>
          </draw:text-box>
        </draw:frame>
        <draw:custom-shape draw:style-name="gr2" draw:text-style-name="P1" xml:id="id66" draw:id="id66" draw:layer="layout" svg:width="1.51cm" svg:height="1.668cm" svg:x="14.25cm" svg:y="13.465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15.57cm" svg:y="13.379cm">
          <draw:text-box>
            <text:p><text:span text:style-name="T2"><text:s/></text:span><text:span text:style-name="T2">wb_stb_i</text:span></text:p>
            <text:p><text:span text:style-name="T2"><text:s/></text:span><text:span text:style-name="T2">wb_cyc_i</text:span></text:p>
            <text:p><text:span text:style-name="T2">~wb_we_i</text:span></text:p>
          </draw:text-box>
        </draw:frame>
        <draw:line draw:style-name="gr5" draw:text-style-name="P1" draw:layer="layout" svg:x1="15.775cm" svg:y1="13.898cm" svg:x2="17.575cm" svg:y2="13.898cm">
          <text:p/>
        </draw:line>
        <draw:line draw:style-name="gr5" draw:text-style-name="P1" draw:layer="layout" svg:x1="15.763cm" svg:y1="14.324cm" svg:x2="17.563cm" svg:y2="14.324cm">
          <text:p/>
        </draw:line>
        <draw:line draw:style-name="gr5" draw:text-style-name="P1" draw:layer="layout" svg:x1="15.775cm" svg:y1="14.724cm" svg:x2="17.575cm" svg:y2="14.724cm">
          <text:p/>
        </draw:line>
        <draw:frame draw:style-name="gr8" draw:text-style-name="P5" draw:layer="layout" svg:width="1.612cm" svg:height="0.645cm" svg:x="12.806cm" svg:y="13.745cm">
          <draw:text-box>
            <text:p><text:span text:style-name="T5">wb_rd</text:span></text:p>
          </draw:text-box>
        </draw:frame>
        <draw:connector draw:style-name="gr13" draw:text-style-name="P1" draw:layer="layout" svg:x1="11.204cm" svg:y1="14.681cm" svg:x2="10.021cm" svg:y2="11.904cm" draw:start-shape="id65" draw:start-glue-point="7" draw:end-shape="id64" draw:end-glue-point="1" svg:d="m11204 14681h-593v-2777h-590">
          <text:p/>
        </draw:connector>
        <draw:custom-shape draw:style-name="gr2" draw:text-style-name="P1" xml:id="id65" draw:id="id65" draw:layer="layout" svg:width="1.51cm" svg:height="1.668cm" svg:x="11.203cm" svg:y="13.847cm">
          <draw:glue-point draw:id="8" svg:x="5.006cm" svg:y="-2.308cm"/>
          <draw:glue-point draw:id="9" svg:x="5.006cm" svg:y="2.494cm"/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16" draw:text-style-name="P1" draw:layer="layout" svg:x1="14.251cm" svg:y1="14.299cm" svg:x2="12.713cm" svg:y2="14.297cm" draw:start-shape="id66" draw:start-glue-point="7" draw:end-shape="id65" draw:end-glue-point="8" svg:d="m14251 14299h-770v-2h-768">
          <text:p/>
        </draw:connector>
        <draw:connector draw:style-name="gr17" draw:text-style-name="P1" draw:layer="layout" svg:x1="12.713cm" svg:y1="15.096cm" svg:x2="14.25cm" svg:y2="15.099cm" draw:start-shape="id65" draw:start-glue-point="9" svg:d="m12713 15096h1019v3h518">
          <text:p/>
        </draw:connector>
        <draw:frame draw:style-name="gr18" draw:text-style-name="P5" draw:layer="layout" svg:width="1.27cm" svg:height="0.645cm" svg:x="12.832cm" svg:y="14.595cm">
          <draw:text-box>
            <text:p><text:span text:style-name="T5">~ack</text:span></text:p>
          </draw:text-box>
        </draw:frame>
        <draw:connector draw:style-name="gr17" draw:text-style-name="P1" draw:layer="layout" svg:x1="7.149cm" svg:y1="7.911cm" svg:x2="12.477cm" svg:y2="8.87cm" draw:start-shape="id67" draw:start-glue-point="1" draw:end-shape="id63" draw:end-glue-point="5" svg:d="m7149 7911h5328v959">
          <text:p/>
        </draw:connector>
        <draw:line draw:style-name="gr23" draw:text-style-name="P1" draw:layer="layout" svg:x1="7.344cm" svg:y1="11.949cm" svg:x2="4.778cm" svg:y2="11.949cm">
          <text:p/>
        </draw:line>
        <draw:custom-shape draw:style-name="gr2" draw:text-style-name="P1" xml:id="id68" draw:id="id68" draw:layer="layout" svg:width="1.082cm" svg:height="1.061cm" svg:x="20.742cm" svg:y="12.064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70" draw:id="id70" draw:layer="layout" svg:width="1.082cm" svg:height="1.061cm" svg:x="20.742cm" svg:y="13.245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6" draw:text-style-name="P1" xml:id="id69" draw:id="id69" draw:layer="layout" svg:width="1.468cm" svg:height="1.336cm" svg:x="22.504cm" svg:y="12.506cm">
          <draw:glue-point draw:id="8" svg:x="-3.576cm" svg:y="-2.634cm"/>
          <draw:glue-point draw:id="9" svg:x="-3.746cm" svg:y="3.053cm"/>
          <text:p/>
          <draw:enhanced-geometry svg:viewBox="0 0 21600 21600" draw:mirror-horizontal="true" draw:glue-points="21600 0 0 10800 21600 21600 ?f0 10800" draw:text-areas="?f1 ?f10 21600 ?f11" draw:type="moon" draw:modifiers="18100.476514635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25" draw:text-style-name="P1" draw:layer="layout" svg:x1="21.824cm" svg:y1="12.594cm" svg:x2="22.714cm" svg:y2="12.823cm" draw:start-shape="id68" draw:start-glue-point="7" draw:end-shape="id69" draw:end-glue-point="8" svg:d="m21824 12594h340v229h550">
          <text:p/>
        </draw:connector>
        <draw:connector draw:style-name="gr25" draw:text-style-name="P1" draw:layer="layout" svg:x1="21.824cm" svg:y1="13.775cm" svg:x2="22.689cm" svg:y2="13.581cm" draw:start-shape="id70" draw:start-glue-point="7" draw:end-shape="id69" draw:end-glue-point="9" svg:d="m21824 13775h340v-194h525">
          <text:p/>
        </draw:connector>
        <draw:custom-shape draw:style-name="gr2" draw:text-style-name="P1" xml:id="id71" draw:id="id71" draw:layer="layout" svg:width="1.494cm" svg:height="1.876cm" svg:x="24.072cm" svg:y="13.362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25" draw:text-style-name="P1" draw:layer="layout" svg:x1="23.972cm" svg:y1="13.174cm" svg:x2="24.819cm" svg:y2="13.362cm" draw:start-shape="id69" draw:start-glue-point="5" draw:end-shape="id71" draw:end-glue-point="0" svg:d="m23972 13174h847v188">
          <text:p/>
        </draw:connector>
        <draw:custom-shape draw:style-name="gr2" draw:text-style-name="P1" xml:id="id72" draw:id="id72" draw:layer="layout" svg:width="0.234cm" svg:height="0.24cm" svg:x="20.494cm" svg:y="13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" draw:id="id73" draw:layer="layout" svg:width="0.234cm" svg:height="0.24cm" svg:x="20.493cm" svg:y="12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line-skew="-0.251cm 2.525cm" svg:x1="25.566cm" svg:y1="14.3cm" svg:x2="20.494cm" svg:y2="14.119cm" draw:start-shape="id71" draw:start-glue-point="1" draw:end-shape="id72" draw:end-glue-point="6" svg:d="m25566 14300h250v1086h-5823v-1267h501">
          <text:p/>
        </draw:connector>
        <draw:connector draw:style-name="gr25" draw:text-style-name="P1" draw:layer="layout" svg:x1="20.494cm" svg:y1="14.119cm" svg:x2="20.493cm" svg:y2="12.818cm" draw:start-shape="id72" draw:start-glue-point="6" draw:end-shape="id73" draw:end-glue-point="6" svg:d="m20494 14119h-502v-1301h501">
          <text:p/>
        </draw:connector>
        <draw:frame draw:style-name="gr8" draw:text-style-name="P5" draw:layer="layout" svg:width="1.612cm" svg:height="0.645cm" svg:x="18.391cm" svg:y="11.965cm">
          <draw:text-box>
            <text:p><text:span text:style-name="T5">wb_rd</text:span></text:p>
          </draw:text-box>
        </draw:frame>
        <draw:frame draw:style-name="gr8" draw:text-style-name="P5" draw:layer="layout" svg:width="1.664cm" svg:height="0.645cm" svg:x="18.309cm" svg:y="13.235cm">
          <draw:text-box>
            <text:p><text:span text:style-name="T5">wb_wr</text:span></text:p>
          </draw:text-box>
        </draw:frame>
        <draw:frame draw:style-name="gr8" draw:text-style-name="P5" draw:layer="layout" svg:width="1.158cm" svg:height="0.645cm" svg:x="24.41cm" svg:y="13.643cm">
          <draw:text-box>
            <text:p><text:span text:style-name="T5">ack</text:span></text:p>
          </draw:text-box>
        </draw:frame>
        <draw:frame draw:style-name="gr8" draw:text-style-name="P5" draw:layer="layout" svg:width="1.158cm" svg:height="0.645cm" svg:x="24.271cm" svg:y="13.422cm">
          <draw:text-box>
            <text:p><text:span text:style-name="T5">set</text:span></text:p>
          </draw:text-box>
        </draw:frame>
        <draw:frame draw:style-name="gr8" draw:text-style-name="P5" draw:layer="layout" svg:width="1.418cm" svg:height="0.645cm" svg:x="24.169cm" svg:y="14.549cm">
          <draw:text-box>
            <text:p><text:span text:style-name="T5">reset</text:span></text:p>
          </draw:text-box>
        </draw:frame>
        <draw:line draw:style-name="gr5" draw:text-style-name="P1" draw:layer="layout" svg:x1="19.804cm" svg:y1="12.368cm" svg:x2="20.748cm" svg:y2="12.368cm">
          <text:p/>
        </draw:line>
        <draw:line draw:style-name="gr5" draw:text-style-name="P1" draw:layer="layout" svg:x1="20.722cm" svg:y1="13.597cm" svg:x2="19.595cm" svg:y2="13.597cm">
          <text:p/>
        </draw:line>
        <draw:frame draw:style-name="gr12" xml:id="id75" draw:id="id75" draw:layer="layout" svg:width="0.698cm" svg:height="0.645cm" svg:x="12.291cm" svg:y="8.864cm">
          <draw:text-box>
            <text:p><text:span text:style-name="T3">0</text:span></text:p>
          </draw:text-box>
        </draw:frame>
        <draw:frame draw:style-name="gr12" xml:id="id79" draw:id="id79" draw:layer="layout" svg:width="0.698cm" svg:height="0.645cm" svg:x="12.291cm" svg:y="10.139cm">
          <draw:text-box>
            <text:p><text:span text:style-name="T3">2</text:span></text:p>
          </draw:text-box>
        </draw:frame>
        <draw:frame draw:style-name="gr12" xml:id="id80" draw:id="id80" draw:layer="layout" svg:width="0.698cm" svg:height="0.645cm" svg:x="12.291cm" svg:y="10.769cm">
          <draw:text-box>
            <text:p><text:span text:style-name="T3">3</text:span></text:p>
          </draw:text-box>
        </draw:frame>
        <draw:frame draw:style-name="gr12" xml:id="id82" draw:id="id82" draw:layer="layout" svg:width="0.698cm" svg:height="0.645cm" svg:x="12.291cm" svg:y="11.41cm">
          <draw:text-box>
            <text:p><text:span text:style-name="T3">4</text:span></text:p>
          </draw:text-box>
        </draw:frame>
        <draw:frame draw:style-name="gr12" xml:id="id84" draw:id="id84" draw:layer="layout" svg:width="0.698cm" svg:height="0.645cm" svg:x="12.291cm" svg:y="12.059cm">
          <draw:text-box>
            <text:p><text:span text:style-name="T3">5</text:span></text:p>
          </draw:text-box>
        </draw:frame>
        <draw:custom-shape draw:style-name="gr7" draw:text-style-name="P4" xml:id="id81" draw:id="id81" draw:layer="layout" svg:width="4.274cm" svg:height="0.637cm" svg:x="14.069cm" svg:y="11.411cm">
          <text:p text:style-name="P1"><text:span text:style-name="T4">compare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78" draw:id="id78" draw:layer="layout" svg:width="4.274cm" svg:height="0.637cm" svg:x="14.069cm" svg:y="10.163cm">
          <text:p text:style-name="P1"><text:span text:style-name="T4">counter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76" draw:id="id76" draw:layer="layout" svg:width="4.274cm" svg:height="0.637cm" svg:x="14.068cm" svg:y="9.51cm">
          <text:p text:style-name="P1"><text:span text:style-name="T4">compare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4" draw:id="id74" draw:layer="layout" svg:width="1.029cm" svg:height="0.637cm" svg:x="14.067cm" svg:y="8.861cm">
          <text:p text:style-name="P1"><text:span text:style-name="T8">trig0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4.067cm" svg:y1="9.179cm" svg:x2="12.989cm" svg:y2="9.186cm" draw:start-shape="id74" draw:start-glue-point="3" draw:end-shape="id75" draw:end-glue-point="1" svg:d="m14067 9179h-540v7h-538">
          <text:p/>
        </draw:connector>
        <draw:connector draw:style-name="gr25" draw:text-style-name="P1" draw:layer="layout" svg:x1="14.068cm" svg:y1="9.828cm" svg:x2="12.989cm" svg:y2="9.829cm" draw:start-shape="id76" draw:start-glue-point="3" draw:end-shape="id77" draw:end-glue-point="1" svg:d="m14068 9828h-540v1h-539">
          <text:p/>
        </draw:connector>
        <draw:connector draw:style-name="gr25" draw:text-style-name="P1" draw:layer="layout" svg:x1="14.069cm" svg:y1="10.481cm" svg:x2="12.989cm" svg:y2="10.461cm" draw:start-shape="id78" draw:start-glue-point="3" draw:end-shape="id79" draw:end-glue-point="1" svg:d="m14069 10481h-540v-20h-540">
          <text:p/>
        </draw:connector>
        <draw:connector draw:style-name="gr25" draw:text-style-name="P1" draw:layer="layout" svg:x1="14.068cm" svg:y1="11.08cm" svg:x2="12.989cm" svg:y2="11.091cm" draw:end-shape="id80" draw:end-glue-point="1" svg:d="m14068 11080h-289v11h-790">
          <text:p/>
        </draw:connector>
        <draw:connector draw:style-name="gr25" draw:text-style-name="P1" draw:layer="layout" svg:x1="14.069cm" svg:y1="11.729cm" svg:x2="12.989cm" svg:y2="11.732cm" draw:start-shape="id81" draw:start-glue-point="3" draw:end-shape="id82" draw:end-glue-point="1" svg:d="m14069 11729h-540v3h-540">
          <text:p/>
        </draw:connector>
        <draw:connector draw:style-name="gr25" draw:text-style-name="P1" draw:layer="layout" svg:x1="14.07cm" svg:y1="12.382cm" svg:x2="12.989cm" svg:y2="12.381cm" draw:start-shape="id83" draw:start-glue-point="3" draw:end-shape="id84" draw:end-glue-point="1" svg:d="m14070 12382h-541v-1h-540">
          <text:p/>
        </draw:connector>
        <draw:custom-shape draw:style-name="gr7" draw:text-style-name="P8" draw:layer="layout" svg:width="1.233cm" svg:height="0.637cm" svg:x="15.066cm" svg:y="8.86cm">
          <text:p text:style-name="P1"><text:span text:style-name="T8">irqen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29cm" svg:height="0.637cm" svg:x="16.293cm" svg:y="8.859cm">
          <text:p text:style-name="P1"><text:span text:style-name="T8">ar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24cm" svg:height="0.637cm" svg:x="17.22cm" svg:y="8.858cm">
          <text:p text:style-name="P1"><text:span text:style-name="T8">en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29cm" svg:height="0.637cm" svg:x="14.066cm" svg:y="10.783cm">
          <text:p text:style-name="P1"><text:span text:style-name="T8">trig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33cm" svg:height="0.637cm" svg:x="15.065cm" svg:y="10.782cm">
          <text:p text:style-name="P1"><text:span text:style-name="T8">irqen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29cm" svg:height="0.637cm" svg:x="16.292cm" svg:y="10.781cm">
          <text:p text:style-name="P1"><text:span text:style-name="T8">ar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24cm" svg:height="0.637cm" svg:x="17.219cm" svg:y="10.78cm">
          <text:p text:style-name="P1"><text:span text:style-name="T8">en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20:34:44</meta:creation-date>
    <dc:date>2012-09-05T23:09:14</dc:date>
    <meta:editing-duration>PT3H50M13S</meta:editing-duration>
    <meta:editing-cycles>141</meta:editing-cycles>
    <meta:generator>LibreOffice/3.5$Linux_x86 LibreOffice_project/350m1$Build-2</meta:generator>
    <meta:document-statistic meta:object-count="248"/>
  </office:meta>
</office:document-meta>
</file>